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066c" officeooo:paragraph-rsid="0017066c"/>
    </style:style>
    <style:style style:name="P2" style:family="paragraph" style:parent-style-name="Standard">
      <style:text-properties officeooo:rsid="0018e80a" officeooo:paragraph-rsid="0018e80a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ulo 1 -Video “embiente virtual e pip”</text:p>
      <text:p text:style-name="P2"/>
      <text:p text:style-name="P1">Criar ambientes virtuais para cada novo projeto, para evitar conflitos e versões</text:p>
      <text:p text:style-name="P1"/>
      <text:p text:style-name="P1"/>
      <text:p text:style-name="P1">matheus@Matheus:~/Área de trabalho/LinkedIn Learning/formacao-basica-python$ <text:span text:style-name="T1">python3 -m venv .venv</text:span></text:p>
      <text:p text:style-name="P1"/>
      <text:p text:style-name="P1">matheus@Matheus:~/Área de trabalho/LinkedIn Learning/formacao-basica-python$ <text:span text:style-name="T1">source .venv/bin/activate</text:span></text:p>
      <text:p text:style-name="P1"/>
      <text:p text:style-name="P1">(.venv) matheus@Matheus:~/Área de trabalho/LinkedIn Learning/formacao-basica-python$ deactivate</text:p>
      <text:p text:style-name="P1"/>
      <text:p text:style-name="P1">matheus@Matheus:~/Área de trabalho/LinkedIn Learning/formacao-basica-python$ source .venv/bin/activate</text:p>
      <text:p text:style-name="P1"/>
      <text:p text:style-name="P1">(.venv) matheus@Matheus:~/Área de trabalho/LinkedIn Learning/formacao-basica-python$ pip install requests</text:p>
      <text:p text:style-name="P1"/>
      <text:p text:style-name="P1">Collecting requests</text:p>
      <text:p text:style-name="P1"><text:s text:c="2"/>Downloading requests-2.32.3-py3-none-any.whl.metadata (4.6 kB)</text:p>
      <text:p text:style-name="P1">Collecting charset-normalizer&lt;4,&gt;=2 (from requests)</text:p>
      <text:p text:style-name="P1"><text:s text:c="2"/>Downloading charset_normalizer-3.4.1-cp312-cp312-manylinux_2_17_x86_64.manylinux2014_x86_64.whl.metadata (35 kB)</text:p>
      <text:p text:style-name="P1">Collecting idna&lt;4,&gt;=2.5 (from requests)</text:p>
      <text:p text:style-name="P1"><text:s text:c="2"/>Downloading idna-3.10-py3-none-any.whl.metadata (10 kB)</text:p>
      <text:p text:style-name="P1">Collecting urllib3&lt;3,&gt;=1.21.1 (from requests)</text:p>
      <text:p text:style-name="P1"><text:s text:c="2"/>Downloading urllib3-2.4.0-py3-none-any.whl.metadata (6.5 kB)</text:p>
      <text:p text:style-name="P1">Collecting certifi&gt;=2017.4.17 (from requests)</text:p>
      <text:p text:style-name="P1"><text:s text:c="2"/>Downloading certifi-2025.1.31-py3-none-any.whl.metadata (2.5 kB)</text:p>
      <text:p text:style-name="P1">Downloading requests-2.32.3-py3-none-any.whl (64 kB)</text:p>
      <text:p text:style-name="P1"><text:s text:c="3"/>━━━━━━━━━━━━━━━━━━━━━━━━━━━━━━━━━━━━━━━━ 64.9/64.9 kB 672.6 kB/s eta 0:00:00</text:p>
      <text:p text:style-name="P1">Downloading certifi-2025.1.31-py3-none-any.whl (166 kB)</text:p>
      <text:p text:style-name="P1"><text:s text:c="3"/>━━━━━━━━━━━━━━━━━━━━━━━━━━━━━━━━━━━━━━━━ 166.4/166.4 kB 1.8 MB/s eta 0:00:00</text:p>
      <text:p text:style-name="P1">Downloading charset_normalizer-3.4.1-cp312-cp312-manylinux_2_17_x86_64.manylinux2014_x86_64.whl (145 kB)</text:p>
      <text:p text:style-name="P1"><text:s text:c="3"/>━━━━━━━━━━━━━━━━━━━━━━━━━━━━━━━━━━━━━━━━ 145.3/145.3 kB 2.6 MB/s eta 0:00:00</text:p>
      <text:p text:style-name="P1">Downloading idna-3.10-py3-none-any.whl (70 kB)</text:p>
      <text:p text:style-name="P1"><text:s text:c="3"/>━━━━━━━━━━━━━━━━━━━━━━━━━━━━━━━━━━━━━━━━ 70.4/70.4 kB 8.1 MB/s eta 0:00:00</text:p>
      <text:p text:style-name="P1">Downloading urllib3-2.4.0-py3-none-any.whl (128 kB)</text:p>
      <text:p text:style-name="P1"><text:s text:c="3"/>━━━━━━━━━━━━━━━━━━━━━━━━━━━━━━━━━━━━━━━━ 128.7/128.7 kB 2.1 MB/s eta 0:00:00</text:p>
      <text:p text:style-name="P1">Installing collected packages: urllib3, idna, charset-normalizer, certifi, requests</text:p>
      <text:p text:style-name="P1">Successfully installed certifi-2025.1.31 charset-normalizer-3.4.1 idna-3.10 requests-2.32.3 urllib3-2.4.0</text:p>
      <text:p text:style-name="P1"/>
      <text:p text:style-name="P1">(.venv) matheus@Matheus:~/Área de trabalho/LinkedIn Learning/formacao-basica-python$ import requests</text:p>
      <text:p text:style-name="P1"/>
      <text:p text:style-name="P1">(.venv) matheus@Matheus:~/Área de trabalho/LinkedIn Learning/formacao-basica-python$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23:29:51.884537885</meta:creation-date>
    <dc:date>2025-04-17T01:25:07.961878762</dc:date>
    <meta:editing-duration>PT13M44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1" meta:paragraph-count="31" meta:word-count="173" meta:character-count="2258" meta:non-whitespace-character-count="2090"/>
  </office:meta>
</office:document-meta>
</file>